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HA,HB,HC,HD,HE,HF,HG,HH,HI,HJ,HK,HL,HM,HN,HO,HP,N1,N2,N3,N4,N5,N6,N7,N8,D1,D2,D3,D4,D5,D6,D7,D8,D9,D10,D11,D12,D13,D14,D15,D16,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